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062in" style:use-optimal-column-width="false"/>
    </style:style>
    <style:style style:name="TableColumn3" style:family="table-column">
      <style:table-column-properties style:column-width="2.4881in" style:use-optimal-column-width="false"/>
    </style:style>
    <style:style style:name="TableColumn4" style:family="table-column">
      <style:table-column-properties style:column-width="0.1798in" style:use-optimal-column-width="false"/>
    </style:style>
    <style:style style:name="TableColumn5" style:family="table-column">
      <style:table-column-properties style:column-width="1.7763in" style:use-optimal-column-width="false"/>
    </style:style>
    <style:style style:name="Table1" style:family="table" style:master-page-name="MP0">
      <style:table-properties style:width="6.150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208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8" style:parent-style-name="Standard" style:family="paragraph">
      <style:paragraph-properties fo:break-before="page" fo:text-align="end"/>
    </style:style>
    <style:style style:name="TableCell9" style:family="table-cell">
      <style:table-cell-properties fo:border-top="0.0208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end"/>
    </style:style>
    <style:style style:name="TableCell13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end"/>
    </style:style>
    <style:style style:name="TableCell17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18" style:family="table-cell">
      <style:table-cell-properties fo:border="0.0104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en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04in solid #00000A" fo:border-left="0.0208in solid #00000A" fo:border-bottom="0.0208in solid #00000A" fo:border-right="0.0104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end"/>
    </style:style>
    <style:style style:name="TableCell23" style:family="table-cell">
      <style:table-cell-properties fo:border-top="0.0104in solid #00000A" fo:border-left="0.0104in solid #00000A" fo:border-bottom="0.0208in solid #00000A" fo:border-right="0.0104in solid #00000A" style:writing-mode="lr-tb" fo:padding-top="0in" fo:padding-left="0.075in" fo:padding-bottom="0in" fo:padding-right="0.075in"/>
    </style:style>
    <style:style style:name="TableCell24" style:family="table-cell">
      <style:table-cell-properties fo:border-top="0.0104in solid #00000A" fo:border-left="0.0104in solid #00000A" fo:border-bottom="0.0208in solid #00000A" fo:border-right="0.0104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end"/>
    </style:style>
    <style:style style:name="TableColumn27" style:family="table-column">
      <style:table-column-properties style:column-width="1.8243in" style:use-optimal-column-width="false"/>
    </style:style>
    <style:style style:name="TableColumn28" style:family="table-column">
      <style:table-column-properties style:column-width="4.3263in" style:use-optimal-column-width="false"/>
    </style:style>
    <style:style style:name="Table26" style:family="table">
      <style:table-properties style:width="6.1506in" fo:margin-left="-0.07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208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end"/>
    </style:style>
    <style:style style:name="TableCell32" style:family="table-cell">
      <style:table-cell-properties fo:border-top="0.0208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end"/>
    </style:style>
    <style:style style:name="TableCell36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end"/>
    </style:style>
    <style:style style:name="TableCell40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end"/>
    </style:style>
    <style:style style:name="TableCell44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end"/>
    </style:style>
    <style:style style:name="TableCell48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end"/>
    </style:style>
    <style:style style:name="TableCell52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end"/>
    </style:style>
    <style:style style:name="TableCell56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end"/>
    </style:style>
    <style:style style:name="TableCell60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end"/>
    </style:style>
    <style:style style:name="TableCell64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end"/>
    </style:style>
    <style:style style:name="TableCell68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end"/>
    </style:style>
    <style:style style:name="TableCell72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end"/>
    </style:style>
    <style:style style:name="TableCell76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104in solid #00000A" fo:border-left="0.0208in solid #00000A" fo:border-bottom="0.0208in solid #00000A" fo:border-right="0.0104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end"/>
    </style:style>
    <style:style style:name="TableCell80" style:family="table-cell">
      <style:table-cell-properties fo:border-top="0.0104in solid #00000A" fo:border-left="0.0104in solid #00000A" fo:border-bottom="0.0208in solid #00000A" fo:border-right="0.0208in solid #00000A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Use Case ID:</text:p>
          </table:table-cell>
          <table:table-cell table:style-name="TableCell9" table:number-columns-spanned="2">
            <text:p text:style-name="Standard">001</text:p>
          </table:table-cell>
          <table:covered-table-cell/>
          <table:table-cell>
            <text:p text:style-name="Standard"/>
          </table:table-cell>
        </table:table-row>
        <table:table-row table:style-name="TableRow10">
          <table:table-cell table:style-name="TableCell11">
            <text:p text:style-name="P12">Use Case Name:</text:p>
          </table:table-cell>
          <table:table-cell table:style-name="TableCell13" table:number-columns-spanned="2">
            <text:p text:style-name="Standard">Saving a File</text:p>
          </table:table-cell>
          <table:covered-table-cell/>
          <table:table-cell>
            <text:p text:style-name="Standard"/>
          </table:table-cell>
        </table:table-row>
        <table:table-row table:style-name="TableRow14">
          <table:table-cell table:style-name="TableCell15">
            <text:p text:style-name="P16">Created By:</text:p>
          </table:table-cell>
          <table:table-cell table:style-name="TableCell17">
            <text:p text:style-name="Standard">Nathan Green</text:p>
          </table:table-cell>
          <table:table-cell table:style-name="TableCell18" table:number-columns-spanned="2">
            <text:p text:style-name="P19">Last Updated By:</text:p>
          </table:table-cell>
          <table:covered-table-cell/>
        </table:table-row>
        <table:table-row table:style-name="TableRow20">
          <table:table-cell table:style-name="TableCell21">
            <text:p text:style-name="P22">Date Created:</text:p>
          </table:table-cell>
          <table:table-cell table:style-name="TableCell23">
            <text:p text:style-name="Standard">1/1/14</text:p>
          </table:table-cell>
          <table:table-cell table:style-name="TableCell24" table:number-columns-spanned="2">
            <text:p text:style-name="P25">Date Last Updated:</text:p>
          </table:table-cell>
          <table:covered-table-cell/>
        </table:table-row>
      </table:table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Actor:</text:p>
          </table:table-cell>
          <table:table-cell table:style-name="TableCell32">
            <text:p text:style-name="Standard">User</text:p>
          </table:table-cell>
        </table:table-row>
        <table:table-row table:style-name="TableRow33">
          <table:table-cell table:style-name="TableCell34">
            <text:p text:style-name="P35">Description:</text:p>
          </table:table-cell>
          <table:table-cell table:style-name="TableCell36">
            <text:p text:style-name="Standard">The user will select to<text:s/>save their current work</text:p>
          </table:table-cell>
        </table:table-row>
        <table:table-row table:style-name="TableRow37">
          <table:table-cell table:style-name="TableCell38">
            <text:p text:style-name="P39">Preconditions:</text:p>
          </table:table-cell>
          <table:table-cell table:style-name="TableCell40">
            <text:p text:style-name="Standard">The editor is loaded with a document</text:p>
          </table:table-cell>
        </table:table-row>
        <table:table-row table:style-name="TableRow41">
          <table:table-cell table:style-name="TableCell42">
            <text:p text:style-name="P43">Postconditions:</text:p>
          </table:table-cell>
          <table:table-cell table:style-name="TableCell44">
            <text:p text:style-name="Standard">File is saved</text:p>
          </table:table-cell>
        </table:table-row>
        <table:table-row table:style-name="TableRow45">
          <table:table-cell table:style-name="TableCell46">
            <text:p text:style-name="P47">Priority:</text:p>
          </table:table-cell>
          <table:table-cell table:style-name="TableCell48">
            <text:p text:style-name="Standard">1</text:p>
          </table:table-cell>
        </table:table-row>
        <table:table-row table:style-name="TableRow49">
          <table:table-cell table:style-name="TableCell50">
            <text:p text:style-name="P51">Frequency of Use:</text:p>
          </table:table-cell>
          <table:table-cell table:style-name="TableCell52">
            <text:p text:style-name="Standard">About once per session</text:p>
          </table:table-cell>
        </table:table-row>
        <table:table-row table:style-name="TableRow53">
          <table:table-cell table:style-name="TableCell54">
            <text:p text:style-name="P55">Main Flow:</text:p>
          </table:table-cell>
          <table:table-cell table:style-name="TableCell56">
            <text:p text:style-name="Standard">1) User will select File from the Menu Bar</text:p>
            <text:p text:style-name="Standard">2) User will select Save from the File<text:s/>Menu</text:p>
            <text:p text:style-name="Standard">3) The system will prompt the user to overwrite the current file</text:p>
            <text:p text:style-name="Standard">4) The User selects yes</text:p>
            <text:p text:style-name="Standard">5) The system overwrites the current file with the contents of the editor</text:p>
          </table:table-cell>
        </table:table-row>
        <table:table-row table:style-name="TableRow57">
          <table:table-cell table:style-name="TableCell58">
            <text:p text:style-name="P59">Alternative Flow:</text:p>
          </table:table-cell>
          <table:table-cell table:style-name="TableCell60">
            <text:p text:style-name="Standard">AF #1</text:p>
            <text:p text:style-name="Standard">4) The user Selects no</text:p>
            <text:p text:style-name="Standard">5) Go to AF#2 Step 3</text:p>
            <text:p text:style-name="Standard">AF #2</text:p>
            <text:p text:style-name="Standard">2) The user<text:s/>selects Save As from the File Menu</text:p>
            <text:p text:style-name="Standard">3) The system will prompt the user for a file name and directory</text:p>
            <text:p text:style-name="Standard">4) The system will write the file to disk with the contents of the editor</text:p>
            <text:p text:style-name="Standard">AF #3</text:p>
            <text:p text:style-name="Standard">1) The <text:s/>User hits Ctrl + s</text:p>
            <text:p text:style-name="Standard">2) Go to MF Step 3</text:p>
          </table:table-cell>
        </table:table-row>
        <table:table-row table:style-name="TableRow61">
          <table:table-cell table:style-name="TableCell62">
            <text:p text:style-name="P63">Exceptions:</text:p>
          </table:table-cell>
          <table:table-cell table:style-name="TableCell64">
            <text:p text:style-name="Standard">1) User does not<text:s/>have write permissions: Display error message</text:p>
            <text:p text:style-name="Standard">2) Saving was unsuccessful: display Error Message</text:p>
          </table:table-cell>
        </table:table-row>
        <table:table-row table:style-name="TableRow65">
          <table:table-cell table:style-name="TableCell66">
            <text:p text:style-name="P67">Includes:</text:p>
          </table:table-cell>
          <table:table-cell table:style-name="TableCell68">
            <text:p text:style-name="Standard">None</text:p>
          </table:table-cell>
        </table:table-row>
        <table:table-row table:style-name="TableRow69">
          <table:table-cell table:style-name="TableCell70">
            <text:p text:style-name="P71">Non Functional Requirements:</text:p>
          </table:table-cell>
          <table:table-cell table:style-name="TableCell72">
            <text:p text:style-name="Standard">1) Saving must be done in less than 5 seconds. If longer display an progress bar</text:p>
            <text:p text:style-name="Standard">2) Directory structure should<text:s/>default appropriately for linux, mac, and windows.</text:p>
          </table:table-cell>
        </table:table-row>
        <table:table-row table:style-name="TableRow73">
          <table:table-cell table:style-name="TableCell74">
            <text:p text:style-name="P75">Assumptions:</text:p>
          </table:table-cell>
          <table:table-cell table:style-name="TableCell76">
            <text:p text:style-name="Standard">None</text:p>
          </table:table-cell>
        </table:table-row>
        <table:table-row table:style-name="TableRow77">
          <table:table-cell table:style-name="TableCell78">
            <text:p text:style-name="P79">Notes and Issues:</text:p>
          </table:table-cell>
          <table:table-cell table:style-name="TableCell80">
            <text:p text:style-name="Standard">Encoding will be handled by another UC in the futu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su</meta:initial-creator>
    <dc:creator>Jeff Abt</dc:creator>
    <meta:creation-date>2014-01-27T20:43:00Z</meta:creation-date>
    <dc:date>2016-03-31T14:31:00Z</dc:date>
    <meta:template xlink:href="Normal" xlink:type="simple"/>
    <meta:editing-cycles>1</meta:editing-cycles>
    <meta:editing-duration>PT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01" meta:character-count="1346" meta:row-count="9" meta:non-whitespace-character-count="1147"/>
  </office:meta>
</office:document-meta>
</file>